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3" table:formula="oooc:=SUM([.B2:.M2])" office:value-type="string">
            <text:p>10</text:p>
          </table:table-cell>
        </table:table-row>
        <table:table-row table:style-name="ro2">
          <table:table-cell table:style-name="ce21" office:value-type="string">
            <text:p>ABDUCTION/KIDNAPP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3" table:formula="oooc:=SUM([.B3:.M3])" office:value-type="string">
            <text:p>25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4:.M4])" office:value-type="string">
            <text:p>12</text:p>
          </table:table-cell>
        </table:table-row>
        <table:table-row table:style-name="ro2">
          <table:table-cell table:style-name="ce21" office:value-type="string">
            <text:p>OTHER FORCIBLE SEX OFFENS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3" table:formula="oooc:=SUM([.B5:.M5])" office:value-type="string">
            <text:p>4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3" table:formula="oooc:=SUM([.B6:.M6])" office:value-type="string">
            <text:p>14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3" table:formula="oooc:=SUM([.B7:.M7])" office:value-type="string">
            <text:p>12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41">
            <text:p>141</text:p>
          </table:table-cell>
          <table:table-cell table:style-name="ce23" table:formula="oooc:=SUM([.B8:.M8])" office:value-type="string">
            <text:p>203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3" table:formula="oooc:=SUM([.B9:.M9])" office:value-type="string">
            <text:p>2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10:.M10])" office:value-type="string">
            <text:p>3</text:p>
          </table:table-cell>
        </table:table-row>
        <table:table-row table:style-name="ro2">
          <table:table-cell table:style-name="ce21" office:value-type="string">
            <text:p>RESIDENTIAL BURGLARY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9">
            <text:p>59</text:p>
          </table:table-cell>
          <table:table-cell table:style-name="ce23" table:formula="oooc:=SUM([.B11:.M11])" office:value-type="string">
            <text:p>676</text:p>
          </table:table-cell>
        </table:table-row>
        <table:table-row table:style-name="ro2">
          <table:table-cell table:style-name="ce21" office:value-type="string">
            <text:p>COMMERCIAL BURGLAR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3" table:formula="oooc:=SUM([.B12:.M12])" office:value-type="string">
            <text:p>7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09">
            <text:p>109</text:p>
          </table:table-cell>
          <table:table-cell table:style-name="ce23" table:formula="oooc:=SUM([.B13:.M13])" office:value-type="string">
            <text:p>1006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3" table:formula="oooc:=SUM([.B14:.M14])" office:value-type="string">
            <text:p>133</text:p>
          </table:table-cell>
        </table:table-row>
        <table:table-row table:style-name="ro2">
          <table:table-cell table:style-name="ce21" office:value-type="string">
            <text:p>OTHER LARCENIES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15">
            <text:p>215</text:p>
          </table:table-cell>
          <table:table-cell table:style-name="ce23" table:formula="oooc:=SUM([.B15:.M15])" office:value-type="string">
            <text:p>257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">
            <text:p>31</text:p>
          </table:table-cell>
          <table:table-cell table:style-name="ce23" table:formula="oooc:=SUM([.B16:.M16])" office:value-type="string">
            <text:p>26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3" table:formula="oooc:=SUM([.B17:.M17])" office:value-type="string">
            <text:p>26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4">
            <text:p>34</text:p>
          </table:table-cell>
          <table:table-cell table:style-name="ce23" table:formula="oooc:=SUM([.B18:.M18])" office:value-type="string">
            <text:p>49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3" table:formula="oooc:=SUM([.B19:.M19])" office:value-type="string">
            <text:p>104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3" table:formula="oooc:=SUM([.B20:.M20])" office:value-type="string">
            <text:p>27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87">
            <text:p>187</text:p>
          </table:table-cell>
          <table:table-cell table:style-name="ce23" table:formula="oooc:=SUM([.B21:.M21])" office:value-type="string">
            <text:p>218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6">
            <text:p>106</text:p>
          </table:table-cell>
          <table:table-cell table:style-name="ce23" table:formula="oooc:=SUM([.B22:.M22])" office:value-type="string">
            <text:p>996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23:.M23])" office:value-type="string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3" table:formula="oooc:=SUM([.B24:.M24])" office:value-type="string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25:.M25])" office:value-type="string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26:.M26])" office:value-type="string">
            <text:p>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27:.M27])" office:value-type="string">
            <text:p>0</text:p>
          </table:table-cell>
        </table:table-row>
        <table:table-row table:style-name="ro2">
          <table:table-cell table:style-name="ce21" office:value-type="string">
            <text:p>WEAPON LAW VIOLATION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6">
            <text:p>46</text:p>
          </table:table-cell>
          <table:table-cell table:style-name="ce23" table:formula="oooc:=SUM([.B28:.M28])" office:value-type="string">
            <text:p>451</text:p>
          </table:table-cell>
        </table:table-row>
        <table:table-row table:style-name="ro2">
          <table:table-cell table:style-name="ce21" office:value-type="string">
            <text:p>TOTAL GROUP A OFFENSES</text:p>
          </table:table-cell>
          <table:table-cell table:style-name="ce21" office:value-type="float" office:value="999">
            <text:p>999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21">
            <text:p>921</text:p>
          </table:table-cell>
          <table:table-cell table:style-name="ce24" office:value-type="float" office:value="1003">
            <text:p>1,003</text:p>
          </table:table-cell>
          <table:table-cell table:style-name="ce24" office:value-type="float" office:value="1050">
            <text:p>1,050</text:p>
          </table:table-cell>
          <table:table-cell table:style-name="ce24" office:value-type="float" office:value="1053">
            <text:p>1,053</text:p>
          </table:table-cell>
          <table:table-cell table:style-name="ce24" office:value-type="float" office:value="1020">
            <text:p>1,020</text:p>
          </table:table-cell>
          <table:table-cell table:style-name="ce21" office:value-type="float" office:value="947">
            <text:p>947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932">
            <text:p>932</text:p>
          </table:table-cell>
          <table:table-cell table:style-name="ce21" office:value-type="float" office:value="993">
            <text:p>993</text:p>
          </table:table-cell>
          <table:table-cell table:style-name="ce24" office:value-type="float" office:value="1015">
            <text:p>1,015</text:p>
          </table:table-cell>
          <table:table-cell table:style-name="ce23" table:formula="oooc:=SUM([.B29:.M29])" office:value-type="string">
            <text:p>117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